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c0135" officeooo:paragraph-rsid="001c0135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c0135" officeooo:paragraph-rsid="001c0135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d7b21" officeooo:paragraph-rsid="001d7b21"/>
    </style:style>
    <style:style style:name="T1" style:family="text">
      <style:text-properties officeooo:rsid="001c013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 Una foto de 3968 × 2976 píxeles tiene las siguientes versiones de almacenamiento:</text:p>
      <text:list text:style-name="L1">
        <text:list-item>
          <text:p text:style-name="P3">Escala de grises <text:span text:style-name="T1">la escala de grises usa un Byte lo que el lo mismo que 8 bits </text:span></text:p>
        </text:list-item>
      </text:list>
      <text:p text:style-name="P7"><text:s/>11.808.768 píxeles = 11.808.768 Bytes <text:s/>1byte = 1 píxel</text:p>
      <text:p text:style-name="P7">dividimos por 1024 para pasar de <text:s/>Bytes a KB <text:s/>1KB = 1024Bytes</text:p>
      <text:p text:style-name="P7">11.808.768 / 1024 <text:s/>= 11.532 KB</text:p>
      <text:p text:style-name="P7">como lo pide en MB hay que volver a dividir por 1024 <text:s/>1MB = 1024 KB</text:p>
      <text:p text:style-name="P7">11.532 / 1024 = 11,26 MB</text:p>
      <text:list text:continue-numbering="true" text:style-name="L1">
        <text:list-item>
          <text:p text:style-name="P3">Color <text:s text:c="2"/><text:span text:style-name="T1">se multiplica por 3 por que <text:s/>el color RGB <text:s/>usa 3 Bytes </text:span></text:p>
        </text:list-item>
      </text:list>
      <text:p text:style-name="P7">11.808.768 X 3 = 35.426.304 Bytes </text:p>
      <text:p text:style-name="P7">35.426.304 /1024 = 34.596 KB</text:p>
      <text:p text:style-name="P7">34.596 /1024 = 33,78MB</text:p>
      <text:list text:continue-numbering="true" text:style-name="L1">
        <text:list-item>
          <text:p text:style-name="P4">Color con transparencia</text:p>
        </text:list-item>
      </text:list>
      <text:p text:style-name="P7">11.808.768 X 4 = 47.235.072 Bytes se multuplica por 4 por que <text:s/>la transparencia usa otro Byte a parte de los tres del GRB</text:p>
      <text:p text:style-name="P7">47.235.072 /1024 = 46.128 KB</text:p>
      <text:p text:style-name="P7">46.128 /1024 = 45,04MB</text:p>
      <text:p text:style-name="P1">¿Cuánto espacio ocupará cada versión en disco en MB?</text:p>
      <text:p text:style-name="P1"> </text:p>
      <text:p text:style-name="P1">b) Si la foto debe imprimirse en dos resoluciones: <text:span text:style-name="T1">1 cm = 2,54 pulgadas</text:span></text:p>
      <text:p text:style-name="P8">Ancho: 3968 /150 *2,54 = 67,19 pixeles</text:p>
      <text:p text:style-name="P9">(No me dió tiempo a hacer más creo que ha sido demasiado largo).</text:p>
      <text:list text:style-name="L2">
        <text:list-item>
          <text:p text:style-name="P5">150 ppp</text:p>
        </text:list-item>
      </text:list>
      <text:p text:style-name="P2"/>
      <text:list text:continue-numbering="true" text:style-name="L2">
        <text:list-item>
          <text:p text:style-name="P6">600 ppp</text:p>
        </text:list-item>
      </text:list>
      <text:p text:style-name="P1">¿Cuál será el tamaño impreso en cm en cada caso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6:27:49.486000000</meta:creation-date>
    <dc:date>2025-04-01T18:56:44.255000000</dc:date>
    <meta:editing-duration>PT2H28M55S</meta:editing-duration>
    <meta:editing-cycles>2</meta:editing-cycles>
    <meta:generator>LibreOffice/7.6.5.2$Windows_X86_64 LibreOffice_project/38d5f62f85355c192ef5f1dd47c5c0c0c6d6598b</meta:generator>
    <meta:print-date>2025-04-01T18:55:49.199000000</meta:print-date>
    <meta:printed-by>Archivos PDF</meta:printed-by>
    <meta:document-statistic meta:table-count="0" meta:image-count="0" meta:object-count="0" meta:page-count="1" meta:paragraph-count="23" meta:word-count="207" meta:character-count="1034" meta:non-whitespace-character-count="839"/>
  </office:meta>
</office:document-meta>
</file>